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4"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2">
      <style:text-properties fo:font-weight="bold" style:font-weight-asian="bold" style:font-weight-complex="bold"/>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Heading_20_3">
      <style:text-properties fo:font-weight="bold" style:font-weight-asian="bold" style:font-weight-complex="bold"/>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1">
      <style:text-properties style:font-name="Arial"/>
    </style:style>
    <style:style style:name="P46" style:family="paragraph" style:parent-style-name="Text_20_body" style:list-style-name="L2">
      <style:text-properties style:font-name="Ari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2.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3</text:p>
          <text:p text:style-name="P39">Warning<text:tab/>3</text:p>
          <text:p text:style-name="P39">User Interface<text:tab/>3</text:p>
          <text:p text:style-name="P41">Main Window<text:tab/>3</text:p>
          <text:p text:style-name="P41">Project window<text:tab/>4</text:p>
          <text:p text:style-name="P43">Renaming a Layout<text:tab/>4</text:p>
          <text:p text:style-name="P43">Re-Order Layouts<text:tab/>4</text:p>
          <text:p text:style-name="P43">Context Menu Items (Layouts Node)<text:tab/>5</text:p>
          <text:p text:style-name="P43">Context Menu Items (Layout Node)<text:tab/>5</text:p>
          <text:p text:style-name="P43">Context Menu Items (Reference Node)<text:tab/>5</text:p>
          <text:p text:style-name="P41">Layout Control window<text:tab/>6</text:p>
          <text:p text:style-name="P43">Card Count Group<text:tab/>6</text:p>
          <text:p text:style-name="P43">Card Layout<text:tab/>6</text:p>
          <text:p text:style-name="P43">Multi-Select<text:tab/>7</text:p>
          <text:p text:style-name="P41">Element Control window<text:tab/>8</text:p>
          <text:p text:style-name="P43">Element<text:tab/>8</text:p>
          <text:p text:style-name="P43">Font (Text Elements)<text:tab/>8</text:p>
          <text:p text:style-name="P43">Graphic (Graphic Elements)<text:tab/>9</text:p>
          <text:p text:style-name="P43">Shape (Shape Elements)<text:tab/>9</text:p>
          <text:p text:style-name="P43">Border<text:tab/>10</text:p>
          <text:p text:style-name="P43">Outline<text:tab/>10</text:p>
          <text:p text:style-name="P41">Canvas window<text:tab/>10</text:p>
          <text:p text:style-name="P41">Logger window<text:tab/>11</text:p>
          <text:p text:style-name="P41">Defines window<text:tab/>11</text:p>
          <text:p text:style-name="P39">CSV Reference Files<text:tab/>11</text:p>
          <text:p text:style-name="P41">Creation<text:tab/>11</text:p>
          <text:p text:style-name="P41">Special Functions<text:tab/>12</text:p>
          <text:p text:style-name="P41">Color String Format<text:tab/>12</text:p>
          <text:p text:style-name="P43">RGB Color Format<text:tab/>12</text:p>
          <text:p text:style-name="P43">Color Name Format<text:tab/>12</text:p>
          <text:p text:style-name="P41">Font String Format<text:tab/>12</text:p>
          <text:p text:style-name="P41">Element Overrides<text:tab/>13</text:p>
          <text:p text:style-name="P41">Define File<text:tab/>14</text:p>
          <text:p text:style-name="P41">Google References / Defines<text:tab/>15</text:p>
          <text:p text:style-name="P43">Google Authentication Setup<text:tab/>15</text:p>
          <text:p text:style-name="P39">Definition / Scripting Reference<text:tab/>16</text:p>
          <text:p text:style-name="P41">All Elements<text:tab/>16</text:p>
          <text:p text:style-name="P41">Graphic Elements<text:tab/>18</text:p>
          <text:p text:style-name="P41">Text Elements<text:tab/>19</text:p>
          <text:p text:style-name="P41">Formatted Text Elements<text:tab/>19</text:p>
          <text:p text:style-name="P41">Shape Elements<text:tab/>21</text:p>
          <text:p text:style-name="P43"><text:soft-page-break/>Additional Parameters by Shape Table<text:tab/>21</text:p>
          <text:p text:style-name="P43">Grid Note<text:tab/>22</text:p>
          <text:p text:style-name="P41">Order of Translation<text:tab/>22</text:p>
          <text:p text:style-name="P39">Settings<text:tab/>22</text:p>
          <text:p text:style-name="P41">General<text:tab/>22</text:p>
          <text:p text:style-name="P41">PDF Export Settings<text:tab/>22</text:p>
          <text:p text:style-name="P43">Exporting Layouts<text:tab/>23</text:p>
          <text:p text:style-name="P43">Layout Notes<text:tab/>23</text:p>
          <text:p text:style-name="P41">Where is the print option?<text:tab/>23</text:p>
          <text:p text:style-name="P39">Layout Templates<text:tab/>23</text:p>
        </text:index-body>
      </text:table-of-content>
      <text:p text:style-name="P3"/>
      <text:h text:style-name="P38"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ext:soft-page-break/>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6832503892659494444" text:style-name="L1">
        <text:list-item>
          <text:p text:style-name="P45">The text will appear to be red until the font has been set once.</text:p>
        </text:list-item>
        <text:list-item>
          <text:p text:style-name="P44"><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8143376380263245047" text:style-name="L2">
        <text:list-item>
          <text:p text:style-name="P46">The separator character must be a comma. Some editors may switch this on you!</text:p>
        </text:list-item>
        <text:list-item>
          <text:p text:style-name="P46">The first row must contain the column names. The columns may be named with spaces but should not use the [ or ] characters (or anything else that might confuse the parser when trying to translate references).</text:p>
        </text:list-item>
        <text:list-item>
          <text:p text:style-name="P46">The first column may be named anything, but the contents should always be the card count of the given row. (an empty entry assumes 1 instance of the given row)</text:p>
        </text:list-item>
        <text:list-item>
          <text:p text:style-name="P47"><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text:soft-page-break/>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0"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oft-page-break/><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ext:soft-page-break/>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65283286319430563" text:style-name="L3">
        <text:list-item>
          <text:p text:style-name="P48">Each define name follows the same rules as a column name in a reference file.</text:p>
        </text:list-item>
        <text:list-item>
          <text:p text:style-name="P48"><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6137494287271174703" text:style-name="L4">
        <text:list-item>
          <text:p text:style-name="P49"><text:span text:style-name="T1">Reference file: </text:span><text:span text:style-name="T2">items.csv</text:span></text:p>
        </text:list-item>
        <text:list-item>
          <text:p text:style-name="P49"><text:span text:style-name="T1">Define file: </text:span><text:span text:style-name="T2">items_defines.csv</text:span></text:p>
        </text:list-item>
        <text:list-item>
          <text:p text:style-name="P50">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1481513333788576103" text:style-name="L5">
        <text:list-item>
          <text:p text:style-name="P53"><text:span text:style-name="T1">Main sheet: </text:span><text:span text:style-name="T2">items</text:span></text:p>
        </text:list-item>
        <text:list-item>
          <text:p text:style-name="P53"><text:span text:style-name="T1">Defines sheet:</text:span><text:span text:style-name="T2"> items_defines</text:span></text:p>
        </text:list-item>
        <text:list-item>
          <text:p text:style-name="P51">Project Wide Defines<text:line-break/>SpreadSheet Name: [project file name without the extension] (this is case sensitive!)<text:line-break/>Sheet Name: <text:span text:style-name="T2">defines</text:span></text:p>
        </text:list-item>
      </text:list>
      <text:h text:style-name="P42"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09297325566202900" text:style-name="L6">
        <text:list-item>
          <text:p text:style-name="P52">Launch CardMaker and select <text:span text:style-name="T2">Tools</text:span> &gt; <text:span text:style-name="T2">Update Google Credentials... </text:span></text:p>
        </text:list-item>
        <text:list-item>
          <text:p text:style-name="P52">Either copy the Auth URL and browse to it in your preferred browser or click <text:span text:style-name="T2">Browse To URL</text:span></text:p>
        </text:list-item>
        <text:list-item>
          <text:p text:style-name="P52">Google should prompt you to allow CardMaker to access your spreadsheets and then navigate to the CardMaker site with the AccessToken field already selected. </text:p>
        </text:list-item>
        <text:list-item>
          <text:p text:style-name="P52">Copy the <text:span text:style-name="T2">AccessToken</text:span> value and return to CardMaker.</text:p>
        </text:list-item>
        <text:list-item>
          <text:p text:style-name="P52">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30631621"/><text:soft-page-break/>Definition / Scripting Reference<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ounter</text:p>
          </table:table-cell>
          <table:table-cell table:style-name="Table4.B4"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4"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4"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4"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4"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4"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912000781303884215" text:style-name="L7">
              <text:list-item>
                <text:p text:style-name="P36">x offset</text:p>
              </text:list-item>
              <text:list-item>
                <text:p text:style-name="P36">y offset</text:p>
              </text:list-item>
              <text:list-item>
                <text:p text:style-name="P36">width</text:p>
              </text:list-item>
              <text:list-item>
                <text:p text:style-name="P36">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3525562868452361214" text:style-name="L8">
              <text:list-item>
                <text:p text:style-name="P37">percent – percentage of the line space the image height should be (aspect ratio is maintained) – value from 0.00 to 1.00 would be smaller than the line. 1.00 represents 100%.</text:p>
              </text:list-item>
              <text:list-item>
                <text:p text:style-name="P37">xoffset – The x draw offset</text:p>
              </text:list-item>
              <text:list-item>
                <text:p text:style-name="P37">yoffset – The y draw offset</text:p>
              </text:list-item>
              <text:list-item>
                <text:p text:style-name="P37">width – The width to draw</text:p>
              </text:list-item>
              <text:list-item>
                <text:p text:style-name="P37">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9155486166440538115" text:style-name="L9">
        <text:list-item>
          <text:p text:style-name="P5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345508378094580338" text:style-name="L10">
        <text:list-item>
          <text:p text:style-name="P35">Data Source References (@[x])</text:p>
        </text:list-item>
        <text:list-item>
          <text:p text:style-name="P35">If</text:p>
        </text:list-item>
        <text:list-item>
          <text:p text:style-name="P35">Switch</text:p>
        </text:list-item>
        <text:list-item>
          <text:p text:style-name="P35">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2" meta:image-count="0" meta:object-count="0" meta:page-count="23" meta:paragraph-count="705" meta:word-count="6025" meta:character-count="35053"/>
  </office:meta>
</office:document-meta>
</file>